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officeooo:rsid="00256605" officeooo:paragraph-rsid="00256605"/>
    </style:style>
    <style:style style:name="P3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270d5c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896b70" officeooo:paragraph-rsid="00896b7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288a3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style:text-underline-style="none" fo:font-weight="normal" officeooo:rsid="00896b70" officeooo:paragraph-rsid="00896b7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style:text-underline-style="none" fo:font-weight="normal" officeooo:rsid="008c30c4" officeooo:paragraph-rsid="008c30c4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weight="bold" officeooo:rsid="00906187" officeooo:paragraph-rsid="00906187" style:font-weight-asian="bold" style:font-weight-complex="bold"/>
    </style:style>
    <style:style style:name="P13" style:family="paragraph" style:parent-style-name="Standard">
      <style:text-properties fo:font-weight="bold" officeooo:rsid="009076f7" officeooo:paragraph-rsid="009076f7" style:font-weight-asian="bold" style:font-weight-complex="bold"/>
    </style:style>
    <style:style style:name="P14" style:family="paragraph" style:parent-style-name="Standard">
      <style:text-properties fo:font-weight="bold" officeooo:rsid="009076f7" officeooo:paragraph-rsid="0092012e" style:font-weight-asian="bold" style:font-weight-complex="bold"/>
    </style:style>
    <style:style style:name="P15" style:family="paragraph" style:parent-style-name="Standard">
      <style:text-properties fo:font-weight="bold" officeooo:rsid="0092012e" officeooo:paragraph-rsid="0092012e" style:font-weight-asian="bold" style:font-weight-complex="bold"/>
    </style:style>
    <style:style style:name="P16" style:family="paragraph" style:parent-style-name="Standard">
      <style:text-properties fo:font-weight="bold" officeooo:rsid="009395a2" officeooo:paragraph-rsid="009395a2" style:font-weight-asian="bold" style:font-weight-complex="bold"/>
    </style:style>
    <style:style style:name="P17" style:family="paragraph" style:parent-style-name="Standard">
      <style:text-properties fo:font-weight="bold" officeooo:rsid="009642f9" officeooo:paragraph-rsid="009642f9" style:font-weight-asian="bold" style:font-weight-complex="bold"/>
    </style:style>
    <style:style style:name="P18" style:family="paragraph" style:parent-style-name="Standard">
      <style:text-properties fo:font-weight="bold" officeooo:rsid="00967d12" officeooo:paragraph-rsid="00967d12" style:font-weight-asian="bold" style:font-weight-complex="bold"/>
    </style:style>
    <style:style style:name="P19" style:family="paragraph" style:parent-style-name="Standard">
      <style:text-properties officeooo:rsid="00855d77" officeooo:paragraph-rsid="00855d77"/>
    </style:style>
    <style:style style:name="P20" style:family="paragraph" style:parent-style-name="Standard">
      <style:text-properties fo:font-size="12pt" style:text-underline-style="solid" style:text-underline-width="auto" style:text-underline-color="font-color" fo:font-weight="bold" officeooo:paragraph-rsid="0092b70d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rsid="0092d83f" officeooo:paragraph-rsid="0092d83f"/>
    </style:style>
    <style:style style:name="P22" style:family="paragraph" style:parent-style-name="Standard">
      <style:text-properties officeooo:paragraph-rsid="008f13f9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92012e" style:font-weight-asian="normal" style:font-weight-complex="normal"/>
    </style:style>
    <style:style style:name="T6" style:family="text">
      <style:text-properties fo:font-weight="normal" officeooo:rsid="009395a2" style:font-weight-asian="normal" style:font-weight-complex="normal"/>
    </style:style>
    <style:style style:name="T7" style:family="text">
      <style:text-properties fo:font-weight="normal" officeooo:rsid="0097e413" style:font-weight-asian="normal" style:font-weight-complex="normal"/>
    </style:style>
    <style:style style:name="T8" style:family="text">
      <style:text-properties officeooo:rsid="007d45d8"/>
    </style:style>
    <style:style style:name="T9" style:family="text">
      <style:text-properties officeooo:rsid="008b0e1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f13f9" style:font-weight-asian="bold" style:font-weight-complex="bold"/>
    </style:style>
    <style:style style:name="T12" style:family="text">
      <style:text-properties officeooo:rsid="008d7c00"/>
    </style:style>
    <style:style style:name="T13" style:family="text">
      <style:text-properties officeooo:rsid="008f13f9"/>
    </style:style>
    <style:style style:name="T14" style:family="text">
      <style:text-properties officeooo:rsid="0092b7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hnerarchitektur</text:p>
      <text:p text:style-name="P4">Übung <text:span text:style-name="T8">11</text:span></text:p>
      <text:p text:style-name="P3"/>
      <text:p text:style-name="P3">Andreas Timmermann – <text:span text:style-name="T3">Shima Shahadifar</text:span></text:p>
      <text:p text:style-name="P2">MtrNummer: 4994606 - <text:span text:style-name="T3">5018598</text:span></text:p>
      <text:p text:style-name="P6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9">Aufgabe 1:</text:p>
      <text:p text:style-name="P10"><text:span text:style-name="T10">a)</text:span> Es löst das Problem des Softwarepolling, welches sehr zeitintensiv ist.</text:p>
      <text:p text:style-name="P10"><text:span text:style-name="T10">b)</text:span> <text:span text:style-name="T9">Alle Interruptquelle sind miteinander über das IACK miteinander verbunden. Der Prozessor legt ein Signal an und wenn eine Interruptquelle einen Interrupt anmeldet, werden durch das IACK alle anderen Anforderungen blockiert.</text:span></text:p>
      <text:p text:style-name="P11"><text:span text:style-name="T10">c)</text:span> Nein, da durch die Hardwarepriorisierung immer die erste Quelle Vorrang hat.</text:p>
      <text:p text:style-name="P11"><text:span text:style-name="T10">d)</text:span> <text:span text:style-name="T12">(133ns-133ns/4)+100ns*2+50ns+333ns = 682.75ns</text:span></text:p>
      <text:p text:style-name="P8"/>
      <text:p text:style-name="P7">Aufgabe <text:span text:style-name="T2">2</text:span>:</text:p>
      <text:p text:style-name="P22"><text:span text:style-name="T11">a)</text:span><text:span text:style-name="T13"> Weil die Zeit zum Laden und das Ausführen des Browsers in die Zeitberechnung meines Programms einfliesst. </text:span></text:p>
      <text:p text:style-name="P12">b)<text:span text:style-name="T4"> </text:span></text:p>
      <text:p text:style-name="P13"><text:span text:style-name="T4">1. mein Programm startet den Zeitmesser</text:span></text:p>
      <text:p text:style-name="P13"><text:span text:style-name="T4">2. ich starte den Browser</text:span></text:p>
      <text:p text:style-name="P14"><text:span text:style-name="T5">3</text:span><text:span text:style-name="T4">. Contextwechsel </text:span><text:span text:style-name="T5">(Scheduler Holt Speicher vom Kernel)</text:span></text:p>
      <text:p text:style-name="P14"><text:span text:style-name="T5">4</text:span><text:span text:style-name="T4">. Browser wird geladen </text:span><text:span text:style-name="T5">(Festplatteninterrupt)</text:span></text:p>
      <text:p text:style-name="P13"><text:span text:style-name="T4">5. Browser wird initialisiert</text:span></text:p>
      <text:p text:style-name="P14"><text:span text:style-name="T5">6</text:span><text:span text:style-name="T4">. Contextwechsel </text:span><text:span text:style-name="T5">(Vorbereitung für Browser)</text:span></text:p>
      <text:p text:style-name="P14"><text:span text:style-name="T5">7</text:span><text:span text:style-name="T4">. Browser startet</text:span></text:p>
      <text:p text:style-name="P15"><text:span text:style-name="T4">8. Schedulerinterrupt</text:span></text:p>
      <text:p text:style-name="P13"><text:span text:style-name="T5">9</text:span><text:span text:style-name="T4">. Contextwechsel </text:span><text:span text:style-name="T5">(mein Programm)</text:span></text:p>
      <text:p text:style-name="P13"><text:span text:style-name="T5">10</text:span><text:span text:style-name="T4">. Sprung in mein Programm</text:span></text:p>
      <text:p text:style-name="P13"><text:span text:style-name="T5">11</text:span><text:span text:style-name="T4">. Zeitmessung!</text:span></text:p>
      <text:p text:style-name="P19"/>
      <text:p text:style-name="P20">Aufgabe <text:span text:style-name="T14">3</text:span>:</text:p>
      <text:p text:style-name="P21"><text:span text:style-name="T10">a)</text:span><text:span text:style-name="T4"> </text:span><text:span text:style-name="T6">Aus Kosten- und Geschwindigkeitsgründen.</text:span></text:p>
      <text:p text:style-name="P16">b)<text:span text:style-name="T4"> </text:span><text:span text:style-name="T7">Ehrlich gesagt kann ich mit der Frage Nichts anfangen. Und ich hab auch in den Unterlagen dazu Nichts gefunden. Vielleicht ist ja die Cache-Verwaltung damit gemein. </text:span></text:p>
      <text:p text:style-name="P17">c)<text:span text:style-name="T4"> Register, On-Chip-Cache, Secondary Level Cache (SRAM), Arbeitsspeicher (DRAM), Sekundärspeicher (Platten, elektronische Massenspeicher).</text:span></text:p>
      <text:p text:style-name="P18"><text:span text:style-name="T4">Der größenordnungsmäßig bedeutendste Zeitverbrauch zwischen den Ebenen ist entweder zwischen Hauptspeicher und Sekundärspeicher. Oder es ist die Zykluszeit gemeint. Das finde ich aus der Frage nicht klar erkennb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ody" style:family="paragraph" style:default-outline-level="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6-01-18T23:04:13.273978000</dc:date>
    <meta:editing-duration>PT17H11M32S</meta:editing-duration>
    <meta:editing-cycles>133</meta:editing-cycles>
    <meta:generator>LibreOffice/4.4.6.3$MacOSX_X86_64 LibreOffice_project/e8938fd3328e95dcf59dd64e7facd2c7d67c704d</meta:generator>
    <meta:printed-by>Andreas Timmermann</meta:printed-by>
    <meta:print-date>2016-01-07T18:13:23.376079712</meta:print-date>
    <meta:document-statistic meta:table-count="0" meta:image-count="0" meta:object-count="0" meta:page-count="1" meta:paragraph-count="29" meta:word-count="219" meta:character-count="1615" meta:non-whitespace-character-count="1420"/>
  </office:meta>
</office:document-meta>
</file>